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1.75cm" fo:min-width="1.5cm"/>
    </style:style>
    <style:style style:name="gr4" style:family="graphic" style:parent-style-name="standard">
      <style:graphic-properties draw:fill-color="#cc00cc" draw:textarea-horizontal-align="justify" draw:textarea-vertical-align="middle" draw:auto-grow-height="false" fo:min-height="0.084cm" fo:min-width="0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0.084cm" fo:min-width="0cm"/>
    </style:style>
    <style:style style:name="gr6" style:family="graphic" style:parent-style-name="standard">
      <style:graphic-properties svg:stroke-color="#eeeeee" draw:fill-color="#dddddd" draw:textarea-horizontal-align="justify" draw:textarea-vertical-align="middle" draw:auto-grow-height="false" fo:min-height="1.75cm" fo:min-width="1.5cm"/>
    </style:style>
    <style:style style:name="gr7" style:family="graphic" style:parent-style-name="standard">
      <style:graphic-properties draw:stroke="none" svg:stroke-color="#000000" draw:fill="none" draw:fill-color="#ffffff" fo:min-height="7.15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7.68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6cm"/>
    </style:style>
    <style:style style:name="pr7" style:family="presentation" style:parent-style-name="Standard-outline1">
      <style:graphic-properties fo:min-height="15cm"/>
    </style:style>
    <style:style style:name="pr8" style:family="presentation" style:parent-style-name="Standard-outline1">
      <style:graphic-properties fo:min-height="13.85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margin-left="1.016cm" fo:margin-right="0cm" fo:text-indent="-1.016cm"/>
      <style:text-properties fo:font-size="26pt" style:font-size-asian="26pt" style:font-size-complex="26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margin-left="1.27cm" fo:margin-right="0cm" fo:text-indent="-0.635cm"/>
    </style:style>
    <style:style style:name="P10" style:family="paragraph">
      <style:text-properties fo:font-size="26pt" style:text-underline-style="solid" style:text-underline-width="auto" style:text-underline-color="font-color" style:font-size-asian="26pt" style:font-size-complex="26pt"/>
    </style:style>
    <style:style style:name="P11" style:family="paragraph">
      <style:paragraph-properties fo:margin-left="1.905cm" fo:margin-right="0cm" fo:text-indent="-0.635cm"/>
      <style:text-properties fo:font-size="16pt" style:font-size-asian="16pt" style:font-size-complex="16pt"/>
    </style:style>
    <style:style style:name="P12" style:family="paragraph">
      <style:paragraph-properties fo:margin-left="1.27cm" fo:margin-right="0cm" fo:text-indent="-0.635cm"/>
      <style:text-properties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P13" style:family="paragraph">
      <style:paragraph-properties fo:text-align="justify"/>
      <style:text-properties fo:font-size="16pt" style:font-size-asian="16pt" style:font-size-complex="16pt"/>
    </style:style>
    <style:style style:name="T1" style:family="text">
      <style:text-properties style:use-window-font-color="true" style:text-outline="false" style:text-line-through-style="none" fo:font-family="Arial" style:font-family-generic="swiss" style:font-pitch="variable" fo:font-size="48pt" fo:font-style="normal" fo:text-shadow="none" style:text-underline-style="solid" style:text-underline-width="auto" style:text-underline-color="font-color" fo:font-weight="bold" style:letter-kerning="true" style:font-family-asian="'Arial Unicode MS'" style:font-family-generic-asian="swiss" style:font-pitch-asian="variable" style:font-size-asian="48pt" style:font-style-asian="normal" style:font-weight-asian="bold" style:font-family-complex="'Microsoft YaHei'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swiss" style:font-pitch="variable" fo:font-size="26pt" fo:font-style="normal" fo:text-shadow="none" style:text-underline-style="solid" style:text-underline-width="auto" style:text-underline-color="font-color" fo:font-weight="normal" style:letter-kerning="true" style:font-family-asian="'Arial Unicode MS'" style:font-family-generic-asian="swiss" style:font-pitch-asian="variable" style:font-size-asian="26pt" style:font-style-asian="normal" style:font-weight-asian="normal" style:font-family-complex="'Microsoft YaHei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10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solid" style:text-underline-width="auto" style:text-underline-color="font-color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bold" style:letter-kerning="true" style:font-family-asian="'Microsoft YaHei'" style:font-family-generic-asian="system" style:font-pitch-asian="variable" style:font-size-asian="22pt" style:font-style-asian="normal" style:font-weight-asian="bold" style:font-family-complex="'Arial Unicode MS'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4" style:family="text">
      <style:text-properties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8.537cm" presentation:class="title" presentation:user-transformed="true">
          <draw:text-box>
            <text:p text:style-name="P1"><text:span text:style-name="T1">Robots coopératif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2"><text:span text:style-name="T2">Système centralisé/décentralisé </text:span></text:p>
                  </text:list-header>
                </text:list>
              </text:list-item>
            </text:list>
          </draw:text-box>
        </draw:frame>
        <draw:frame presentation:style-name="pr4" draw:text-style-name="P4" draw:layer="layout" svg:width="25.199cm" svg:height="8.307cm" svg:x="1.4cm" svg:y="7.214cm" presentation:class="outline" presentation:user-transformed="true">
          <draw:text-box>
            <text:p text:style-name="P4"><text:span text:style-name="T3">Dans un système centralisé, un ordinateur défini toutes les actions de chaque exécuteur (</text:span><text:span text:style-name="T4">robot)</text:span><text:span text:style-name="T3"> et les transmets à ces derniers qui les exécutent. À l'inverse, dans un système décentralisé c'est le comportement de chaque robot qui défini le comportement global.</text:span></text:p>
            <text:p text:style-name="P4"><text:span text:style-name="T3"/></text:p>
            <text:p text:style-name="P4"><text:span text:style-name="T3">Nous ne somme pas dans le cas d'un </text:span><text:span text:style-name="T5">système centralisé</text:span><text:span text:style-name="T3"> car chaque robot participe à la réflexion et reste libre du choix de ses actions. </text:span><text:span text:style-name="T4">Absence de relation maître-esclave.</text:span></text:p>
            <text:p text:style-name="P4"><text:span text:style-name="T3"><text:s/></text:span><text:span text:style-name="T3">Nous ne somme pas non plus dans un </text:span><text:span text:style-name="T5">système décentralisé</text:span><text:span text:style-name="T3"> car ce n'est pas le comportement de nos robots qui définis un comportement global car il n'y a pas de comportement global attendu. </text:span></text:p>
            <text:p text:style-name="P4"><text:span text:style-name="T3">Nous somme dans un cas de </text:span><text:span text:style-name="T5">coopération</text:span><text:span text:style-name="T3">, chaque robot prend les décisions le concernant lui même mais il tiens compte de l'état de son coéquipie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list text:style-name="L1">
              <text:list-header>
                <text:p text:style-name="P5"><text:span text:style-name="T2">Étapes du projet</text:span></text:p>
              </text:list-header>
            </text:list>
          </draw:text-box>
        </draw:frame>
        <draw:frame presentation:style-name="pr6" draw:text-style-name="P6" draw:layer="layout" svg:width="25.199cm" svg:height="16.346cm" svg:x="1.4cm" svg:y="3.6cm" presentation:class="outline" presentation:user-transformed="true">
          <draw:text-box>
            <text:p text:style-name="P6"><text:span text:style-name="T6">1) La première étape est de </text:span><text:span text:style-name="T7">définir</text:span><text:span text:style-name="T6"> la mission à réaliser <text:s/>→ cf terrain</text:span></text:p>
            <text:p text:style-name="P6"><text:span text:style-name="T6"/></text:p>
            <text:p text:style-name="P6"><text:span text:style-name="T6">2) </text:span><text:span text:style-name="T7">Designer</text:span><text:span text:style-name="T6"> les robots en conséquences : </text:span></text:p>
            <text:p text:style-name="P6"><text:span text:style-name="T8">→ </text:span><text:span text:style-name="T8">2 capteurs de distance</text:span></text:p>
            <text:p text:style-name="P6"><text:span text:style-name="T8">→ </text:span><text:span text:style-name="T8">Un servomoteur</text:span></text:p>
            <text:p text:style-name="P6"><text:span text:style-name="T8">→ </text:span><text:span text:style-name="T8">2 moteurs CC</text:span></text:p>
            <text:p text:style-name="P6"><text:span text:style-name="T8">→ </text:span><text:span text:style-name="T8">Module radio</text:span></text:p>
            <text:p text:style-name="P6"><text:span text:style-name="T8">→ </text:span><text:span text:style-name="T8">Magnétomètre</text:span></text:p>
            <text:p text:style-name="P6"><text:span text:style-name="T6"/></text:p>
            <text:p text:style-name="P6"><text:span text:style-name="T6">3) </text:span><text:span text:style-name="T7">Réalisation</text:span><text:span text:style-name="T6"> des 2 robots</text:span></text:p>
            <text:p text:style-name="P6"><text:span text:style-name="T6"/></text:p>
            <text:p text:style-name="P6"><text:span text:style-name="T6">4) Écriture de </text:span><text:span text:style-name="T7">l’algorithme unique</text:span><text:span text:style-name="T6"> à implémenter dans les robots</text:span></text:p>
            <text:p text:style-name="P6"><text:span text:style-name="T6"/></text:p>
            <text:p text:style-name="P6"><text:span text:style-name="T6">5) Intégration et </text:span><text:span text:style-name="T7">tests</text:span></text:p>
            <text:p text:style-name="P6"><text:span text:style-name="T6"/></text:p>
            <text:p text:style-name="P6"><text:span text:style-name="T6">6) Réaliser une documentation permettant à d’autres de </text:span><text:span text:style-name="T7">comprendre/reproduire/améliorer</text:span><text:span text:style-name="T6"> le proj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5"><text:span text:style-name="T9">Terrain</text:span></text:p>
          </draw:text-box>
        </draw:frame>
        <draw:line draw:style-name="gr2" draw:text-style-name="P8" draw:layer="layout" svg:x1="2.1cm" svg:y1="4.599cm" svg:x2="17.998cm" svg:y2="4.601cm">
          <text:p/>
        </draw:line>
        <draw:line draw:style-name="gr2" draw:text-style-name="P8" draw:layer="layout" svg:x1="2.102cm" svg:y1="4.599cm" svg:x2="2.1cm" svg:y2="20.497cm">
          <text:p/>
        </draw:line>
        <draw:line draw:style-name="gr2" draw:text-style-name="P8" draw:layer="layout" svg:x1="2.1cm" svg:y1="20.497cm" svg:x2="17.998cm" svg:y2="20.499cm">
          <text:p/>
        </draw:line>
        <draw:line draw:style-name="gr2" draw:text-style-name="P8" draw:layer="layout" svg:x1="18cm" svg:y1="4.599cm" svg:x2="17.998cm" svg:y2="20.497cm">
          <text:p/>
        </draw:line>
        <draw:custom-shape draw:style-name="gr3" draw:text-style-name="P8" draw:layer="layout" svg:width="3.973cm" svg:height="3.975cm" svg:x="4.088cm" svg:y="10.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974cm" svg:height="3.975cm" svg:x="12.036cm" svg:y="10.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986cm" svg:height="1.986cm" svg:x="4.684cm" svg:y="16.52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8" draw:layer="layout" svg:width="1.987cm" svg:height="1.988cm" draw:transform="rotate (1.5707963267946) translate (14.621cm 8.56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3.975cm" svg:height="3.975cm" svg:x="8.061cm" svg:y="10.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20cm" svg:y="6.99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8" draw:layer="layout" svg:width="1cm" svg:height="1cm" svg:x="20cm" svg:y="8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8" draw:layer="layout" svg:width="2cm" svg:height="2cm" svg:x="19.5cm" svg:y="9.99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cm" svg:height="2cm" svg:x="19.5cm" svg:y="12.399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5.4cm" svg:height="7.4cm" svg:x="22.1cm" svg:y="7.099cm">
          <draw:text-box>
            <text:p>Robot 1</text:p>
            <text:p/>
            <text:p>Robot 2</text:p>
            <text:p/>
            <text:p>Obstacle</text:p>
            <text:p/>
            <text:p/>
            <text:p/>
            <text:p>Zone de passage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2"><text:span text:style-name="T2">Mise en place de la coopération</text:span></text:p>
                  </text:list-header>
                </text:list>
              </text:list-item>
            </text:list>
          </draw:text-box>
        </draw:frame>
        <draw:frame presentation:style-name="pr7" draw:text-style-name="P4" draw:layer="layout" svg:width="27.2cm" svg:height="15cm" svg:x="0.4cm" svg:y="3.8cm" presentation:class="outline" presentation:user-transformed="true">
          <draw:text-box>
            <text:p><text:span text:style-name="T10">Sur notre terrain la coopération intervient lors de la détermination de la </text:span><text:span text:style-name="T11">position</text:span><text:span text:style-name="T10">. Nous avons en effet deux robots évoluant sur une </text:span><text:span text:style-name="T11">même surface</text:span><text:span text:style-name="T10">, ils vont donc se </text:span><text:span text:style-name="T11">gêner</text:span><text:span text:style-name="T10"> l'un l'autre car ils peuvent fausser les mesurer de leur coéquipier, cependant on peut aussi voir cela comme un </text:span><text:span text:style-name="T11">avantage</text:span><text:span text:style-name="T10">.</text:span></text:p>
            <text:p><text:span text:style-name="T10"/></text:p>
            <text:p text:style-name="P8"><text:span text:style-name="T12"/></text:p>
            <text:p text:style-name="P8"><text:span text:style-name="T12">Trois utilisations possibles de la communication</text:span></text:p>
            <text:p><text:span text:style-name="T10"/></text:p>
            <text:p text:style-name="P9"><text:span text:style-name="T11">Mise en commun des capteurs</text:span><text:span text:style-name="T10"> → faire mesurer de la vitesse d'un robot par un autre</text:span></text:p>
            <text:p><text:span text:style-name="T10"/></text:p>
            <text:p text:style-name="P9"><text:span text:style-name="T11">Mise en commun des actionneurs</text:span><text:span text:style-name="T10"> → <text:s/>déplacement d'un robot afin de valoriser l'information du second</text:span></text:p>
            <text:p><text:span text:style-name="T10"/></text:p>
            <text:p text:style-name="P9"><text:span text:style-name="T11">Mise en commun des informations</text:span><text:span text:style-name="T10"> → <text:s/>échange de positionnement, avancement des objectif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10" draw:layer="layout" svg:width="25.199cm" svg:height="3.506cm" svg:x="1.4cm" svg:y="0.837cm" presentation:class="title">
          <draw:text-box>
            <text:p text:style-name="P10"><text:span text:style-name="T13">Mise en place de la coopération  : <text:s/>3 possibilités</text:span></text:p>
          </draw:text-box>
        </draw:frame>
        <draw:frame presentation:style-name="pr8" draw:text-style-name="P4" draw:layer="layout" svg:width="25.199cm" svg:height="13.859cm" svg:x="1.4cm" svg:y="4.914cm" presentation:class="outline" presentation:user-transformed="true">
          <draw:text-box>
            <text:p text:style-name="P4"><text:span text:style-name="T3"><text:s/></text:span><text:span text:style-name="T3">1 – Le robot 1 bouge, détermine sa position, puis le robot 2 bouge, détermine sa position, alors les deux robots se rejoignent et réalisent l'action commune.</text:span></text:p>
            <text:p text:style-name="P4"><text:span text:style-name="T3"><text:s text:c="9"/>→ </text:span><text:span text:style-name="T3">Mise en commun des informations</text:span></text:p>
            <text:p text:style-name="P11"><text:span text:style-name="T3"/></text:p>
            <text:p text:style-name="P4"><text:span text:style-name="T3"><text:s/></text:span><text:span text:style-name="T3">2 – Le robot 1 bouge, détermine sa position, détermine la position du robot 2 puis les deux réalisent <text:s/>l'action commune</text:span></text:p>
            <text:p text:style-name="P11"><text:span text:style-name="T3">→ </text:span><text:span text:style-name="T3">Mise en commun des capteurs</text:span></text:p>
            <text:p text:style-name="P11"><text:span text:style-name="T3"/></text:p>
            <text:p text:style-name="P4"><text:span text:style-name="T3"><text:s/></text:span><text:span text:style-name="T3">3 – Les deux robots se déplacent en même temps, déterminent leur position et coopèrent afin de vérifier ce positionnement. Puis ils réalisent l'action commune.</text:span></text:p>
            <text:p text:style-name="P4"><text:span text:style-name="T3"/></text:p>
            <text:p text:style-name="P11"><text:span text:style-name="T3">→ </text:span><text:span text:style-name="T3">Mise en commun des informations</text:span></text:p>
            <text:p text:style-name="P11"><text:span text:style-name="T3">→ </text:span><text:span text:style-name="T3">Mise en commun des capteu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list text:style-name="L1">
              <text:list-header>
                <text:p text:style-name="P12"><text:span text:style-name="T2">Compétences principales mise en œuvre</text:span></text:p>
              </text:list-header>
            </text:list>
          </draw:text-box>
        </draw:frame>
        <draw:frame presentation:style-name="pr8" draw:text-style-name="P4" draw:layer="layout" svg:width="25.199cm" svg:height="13.859cm" svg:x="1.4cm" svg:y="4.914cm" presentation:class="outline" presentation:user-transformed="true">
          <draw:text-box>
            <text:p text:style-name="P13"><text:span text:style-name="T5">Robotique </text:span><text:span text:style-name="T3"> : Réalisation des robots, réalisation d'une carte électronique</text:span></text:p>
            <text:p text:style-name="P13"><text:span text:style-name="T5">Électronique </text:span><text:span text:style-name="T3">: Réalisation d'un montage d'alimentation</text:span></text:p>
            <text:p text:style-name="P13"><text:span text:style-name="T5">Réseau </text:span><text:span text:style-name="T3">: Création et mise en œuvre d'un protocole de communication radio basé sur l'UART</text:span></text:p>
            <text:p text:style-name="P13"><text:span text:style-name="T5">Informatique embarquée </text:span><text:span text:style-name="T3"> : programmation C des capteurs/actionneurs/communication</text:span></text:p>
            <text:p text:style-name="P13"><text:span text:style-name="T5">Intelligence artificielle </text:span><text:span text:style-name="T3"> : Implémentation C d’un unique algorithme de collaboration</text:span></text:p>
            <text:p text:style-name="P13"><text:span text:style-name="T5">Management </text:span><text:span text:style-name="T3">: Travail de de groupe en mode projet</text:span></text:p>
            <text:p text:style-name="P13"><text:span text:style-name="T14">Automatique</text:span><text:span text:style-name="T4"> : Régulation (ou estimation) de la posi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_20_principal" style:display-name="Titre principal" style:family="graphic">
      <style:paragraph-properties fo:margin-top="0.746cm" fo:margin-bottom="0.374cm" fo:text-align="center" style:text-autospace="none"/>
      <style:text-properties fo:font-family="Arial" style:font-family-generic="swiss" style:font-pitch="variable" fo:font-size="28pt" fo:font-weight="bold" style:font-family-asian="'Arial Unicode MS'" style:font-family-generic-asian="swiss" style:font-pitch-asian="variable" style:font-size-asian="28pt" style:font-weight-asian="bold" style:font-family-complex="'Microsoft YaHei'" style:font-pitch-complex="variable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style="italic" fo:font-weight="bold" style:font-family-asian="'Arial Unicode MS'" style:font-family-generic-asian="swiss" style:font-pitch-asian="variable" style:font-size-asian="14pt" style:font-style-asian="italic" style:font-weight-asian="bold" style:font-family-complex="'Microsoft YaHei'" style:font-pitch-complex="variable" style:font-style-complex="italic" style:font-weight-complex="bold"/>
    </style:style>
    <style:style style:name="Titre_20_3" style:display-name="Titre 3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weight="bold" style:font-family-asian="'Arial Unicode MS'" style:font-family-generic-asian="swiss" style:font-pitch-asian="variable" style:font-size-asian="14pt" style:font-weight-asian="bold" style:font-family-complex="'Microsoft YaHei'" style:font-pitch-complex="variable" style:font-weight-complex="bold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Titre_20_1" style:display-name="Titre 1" style:family="graphic">
      <style:paragraph-properties fo:margin-left="0cm" fo:margin-right="0cm" fo:margin-top="0.746cm" fo:margin-bottom="0.374cm" fo:text-indent="0cm" style:text-autospace="none"/>
      <style:text-properties fo:font-family="Arial" style:font-family-generic="swiss" style:font-pitch="variable" fo:font-size="18pt" fo:font-weight="bold" style:font-family-asian="'Arial Unicode MS'" style:font-family-generic-asian="swiss" style:font-pitch-asian="variable" style:font-size-asian="18pt" style:font-weight-asian="bold" style:font-family-complex="'Microsoft YaHei'" style:font-pitch-complex="variable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6-12T20:06:33.72</meta:creation-date>
    <meta:editing-duration>PT12M10S</meta:editing-duration>
    <meta:editing-cycles>5</meta:editing-cycles>
    <dc:date>2017-06-12T20:35:09.74</dc:date>
    <meta:generator>OpenOffice.org/3.4.1$Win32 OpenOffice.org_project/341m1$Build-9593</meta:generator>
    <meta:document-statistic meta:object-count="61"/>
  </office:meta>
</office:document-meta>
</file>